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5pt" style:text-underline-style="none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5pt" style:text-underline-style="none" fo:font-weight="bold" style:font-size-asian="15pt" style:font-weight-asian="bold" style:font-size-complex="15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List_20_Paragraph"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List_20_Paragraph" style:list-style-name="WWNum2">
      <style:text-properties style:font-name="Times New Roman" fo:font-size="12pt" style:font-size-asian="12pt" style:font-name-complex="Times New Roman1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646in" fo:text-indent="-0.25in" fo:margin-left="0.86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146in" fo:text-indent="-0.25in" fo:margin-left="1.11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46in" fo:text-indent="-0.25in" fo:margin-left="1.36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146in" fo:text-indent="-0.25in" fo:margin-left="1.61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646in" fo:text-indent="-0.25in" fo:margin-left="1.86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46in" fo:text-indent="-0.25in" fo:margin-left="2.11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646in" fo:text-indent="-0.25in" fo:margin-left="2.36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146in" fo:text-indent="-0.25in" fo:margin-left="2.61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646in" fo:text-indent="-0.25in" fo:margin-left="2.86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146in" fo:text-indent="-0.25in" fo:margin-left="3.1146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SHEET 6</text:p>
      <text:p text:style-name="P1"/>
      <text:p text:style-name="P2">PROBLEM:</text:p>
      <text:list xml:id="list21532005161" text:style-name="WWNum2">
        <text:list-item>
          <text:p text:style-name="P6">Implement a binary tree and do following operations on it:</text:p>
        </text:list-item>
      </text:list>
      <text:p text:style-name="P5">a. <text:tab/>Preorder</text:p>
      <text:p text:style-name="P5">b. <text:tab/>Postorder</text:p>
      <text:p text:style-name="P5">c. <text:tab/>Inorder</text:p>
      <text:p text:style-name="P2"/>
      <text:p text:style-name="P2">ALGORITHM:</text:p>
      <text:list xml:id="list879249548" text:style-name="L1">
        <text:list-item>
          <text:p text:style-name="P4">START.</text:p>
        </text:list-item>
        <text:list-item>
          <text:p text:style-name="P4">Create a structure node for storing </text:p>
        </text:list-item>
      </text:list>
      <text:p text:style-name="P2">CODE:</text:p>
      <text:p text:style-name="P2"/>
      <text:p text:style-name="P2"/>
      <text:p text:style-name="P2">TESTING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  <style:text-properties style:font-name-complex="Calibri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eelakshmi S</meta:initial-creator>
    <meta:creation-date>2015-04-09T09:55:35</meta:creation-date>
    <dc:date>2015-04-23T12:23:44</dc:date>
    <dc:creator>Sreelakshmi S</dc:creator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11" meta:word-count="32" meta:character-count="183" meta:non-whitespace-character-count="161"/>
  </office:meta>
</office:document-meta>
</file>